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nba;</text:p>
      <text:p text:style-name="Standard">describe jugadores;</text:p>
      <text:p text:style-name="Standard">describe estadisticas;</text:p>
      <text:p text:style-name="Standard"/>
      <text:p text:style-name="Standard">-- 1. Crear un procedimiento con el nombre de listados que muestre contenido de todas las tablas de la base de datos nba. </text:p>
      <text:p text:style-name="Standard"/>
      <text:p text:style-name="Standard">delimiter $$</text:p>
      <text:p text:style-name="Standard">create procedure listados()</text:p>
      <text:p text:style-name="Standard"><text:tab/>begin</text:p>
      <text:p text:style-name="Standard"><text:tab/><text:tab/>select * from equipos;</text:p>
      <text:p text:style-name="Standard"><text:s text:c="8"/>select * from estadisticas;</text:p>
      <text:p text:style-name="Standard"><text:s text:c="8"/>select * from jugadores;</text:p>
      <text:p text:style-name="Standard"><text:s text:c="8"/>select * from partidos;</text:p>
      <text:p text:style-name="Standard"><text:tab/>end $$</text:p>
      <text:p text:style-name="Standard">delimiter ;</text:p>
      <text:p text:style-name="Standard"/>
      <text:p text:style-name="Standard">-- 2. Ejecutar el procedimiento anterior. </text:p>
      <text:p text:style-name="Standard">call listados;</text:p>
      <text:p text:style-name="Standard"/>
      <text:p text:style-name="Standard">-- 3. Crea un procedimiento que dado un nombre de equipo muestre todos los jugadores que tiene. </text:p>
      <text:p text:style-name="Standard">delimiter $$</text:p>
      <text:p text:style-name="Standard">create procedure jugadoresEquipo(in inNombre varchar(20))</text:p>
      <text:p text:style-name="Standard"><text:tab/>begin</text:p>
      <text:p text:style-name="Standard"><text:s text:c="8"/>select * from jugadores where Nombre_equipo = inNombre;</text:p>
      <text:p text:style-name="Standard"><text:tab/>end $$</text:p>
      <text:p text:style-name="Standard">delimiter ;</text:p>
      <text:p text:style-name="Standard"/>
      <text:p text:style-name="Standard">-- 4. Ejecutar el procedimiento anterior pasando como equipo los Lakers. </text:p>
      <text:p text:style-name="Standard">call jugadoresEquipo('Lakers');</text:p>
      <text:p text:style-name="Standard"/>
      <text:p text:style-name="Standard">-- 5. Crear un procedimiento que dado un nombre de jugador como parámetro de entrada devuelva el nombre de su equipo. Pon tu nombre a este procedimiento.</text:p>
      <text:p text:style-name="Standard"/>
      <text:p text:style-name="Standard">delimiter $$</text:p>
      <text:p text:style-name="Standard">create procedure jugadorEnTeam(in inNombreJugador varchar(30))</text:p>
      <text:p text:style-name="Standard"><text:tab/>begin</text:p>
      <text:p text:style-name="Standard"><text:tab/><text:tab/>select Nombre_equipo from jugadores where Nombre = inNombreJugador;</text:p>
      <text:p text:style-name="Standard"><text:s text:c="4"/>end $$</text:p>
      <text:p text:style-name="Standard">delimiter ;</text:p>
      <text:p text:style-name="Standard"/>
      <text:p text:style-name="Standard"/>
      <text:p text:style-name="Standard">-- 6. Ejecutar el procedimiento anterior pasando como equipo los Lakers. </text:p>
      <text:p text:style-name="Standard">call jugadorEnTeam('Corey Brever');</text:p>
      <text:p text:style-name="Standard"/>
      <text:p text:style-name="Standard">-- 7. Crear un procedimiento que reciba como parámetro de entrada el nombre de un jugador,</text:p>
      <text:p text:style-name="Standard">-- nos muestre la información del jugador, y como parámetro de salida devuelva su código. </text:p>
      <text:p text:style-name="Standard">delimiter $$</text:p>
      <text:p text:style-name="Standard">create procedure infoJugador(in inNombreJugador varchar(30), out outCodigo int)</text:p>
      <text:p text:style-name="Standard">begin</text:p>
      <text:p text:style-name="Standard"><text:tab/>select * from jugadores where nombre = inNombreJugador;</text:p>
      <text:p text:style-name="Standard"><text:s text:c="4"/>select codigo from jugadores where nombre = inNombreJugador into outCodigo;</text:p>
      <text:p text:style-name="Standard"><text:soft-page-break/>end $$</text:p>
      <text:p text:style-name="Standard">delimiter ;</text:p>
      <text:p text:style-name="Standard"/>
      <text:p text:style-name="Standard">-- 8. Ejecutar el procedimiento y mostrar el valor devuelto en el parámetro de salida.</text:p>
      <text:p text:style-name="Standard">set @codigoSesion = 0;</text:p>
      <text:p text:style-name="Standard">call infoJugador('Corey Brever', @codigoSesion);</text:p>
      <text:p text:style-name="Standard">select @codigoSesion;</text:p>
      <text:p text:style-name="Standard">-- 9. Crear un procedimiento que reciba como parámetro de entrada el nombre de un jugador,</text:p>
      <text:p text:style-name="Standard">-- nos muestre el nombre de su equipo, y como parámetro de salida devuelva la ciudad de su equipo.</text:p>
      <text:p text:style-name="Standard">-- Utilizar la declaración de variables. Pon tu primer apellido a este procedimiento. </text:p>
      <text:p text:style-name="Standard">delimiter $$</text:p>
      <text:p text:style-name="Standard">create procedure ojeda(in inNombreJUgador varchar(30), out outCity varchar(20))</text:p>
      <text:p text:style-name="Standard">begin</text:p>
      <text:p text:style-name="Standard"><text:tab/>declare nombreTeam varchar(30) default (select Nombre_Equipo from jugadores where Nombre = inNombreJUgador);</text:p>
      <text:p text:style-name="Standard"><text:tab/>select nombreTeam;</text:p>
      <text:p text:style-name="Standard"><text:s text:c="4"/>select Procedencia from jugadores where Nombre = inNombreJUgador into outCity;</text:p>
      <text:p text:style-name="Standard">end $$</text:p>
      <text:p text:style-name="Standard">delimiter ;</text:p>
      <text:p text:style-name="Standard"/>
      <text:p text:style-name="Standard">-- 10. <text:s/>Ejecutar el procedimiento y mostrar el valor devuelto en el parámetro de salida.</text:p>
      <text:p text:style-name="Standard">set @ciudad = "";</text:p>
      <text:p text:style-name="Standard">call ojeda('Corey Brever', @ciudad);</text:p>
      <text:p text:style-name="Standard">select @ciudad;</text:p>
      <text:p text:style-name="Standard">-- 11. <text:s/>Crear un procedimiento que reciba como parámetro de entrada el nombre de un equipo</text:p>
      <text:p text:style-name="Standard">-- y como parámetro de salida devuelva el número de jugadores que tiene. </text:p>
      <text:p text:style-name="Standard">delimiter $$</text:p>
      <text:p text:style-name="Standard">create procedure numeroJUgadores(in inTeam varchar(20), out outNumero int)</text:p>
      <text:p text:style-name="Standard">begin</text:p>
      <text:p text:style-name="Standard"><text:tab/>select count(*) from jugadores where Nombre_equipo = inTeam into outNumero;</text:p>
      <text:p text:style-name="Standard">end $$</text:p>
      <text:p text:style-name="Standard">delimiter ;</text:p>
      <text:p text:style-name="Standard"/>
      <text:p text:style-name="Standard">-- 12. <text:s/>Ejecutar el procedimiento y mostrar el valor devuelto en el parámetro de salida.</text:p>
      <text:p text:style-name="Standard">set @cuenta = 0;</text:p>
      <text:p text:style-name="Standard">call numeroJUgadores('Lakers',@cuenta);</text:p>
      <text:p text:style-name="Standard">select @cuenta;</text:p>
      <text:p text:style-name="Standard">-- 13. <text:s/>Crear un procedimiento que reciba como parámetro de entrada el nombre de un equipo,</text:p>
      <text:p text:style-name="Standard">-- nos muestre los nombres de sus jugadores, y como parámetro de salida devuelva el nombre del jugador</text:p>
      <text:p text:style-name="Standard">-- con mejor media de puntos en una temporada(la temporada también se facilita al procedimiento). Utilizar la declaración de variables. </text:p>
      <text:p text:style-name="Standard">-- ACLARACIÓN PROPIA: ENTIENDO QUE EL JUGADOR CON MEJOR MEDIA TIENE QUE PERTENECER AL EQUIPO QUE LE PASO POR PARAMETROS</text:p>
      <text:p text:style-name="Standard"/>
      <text:p text:style-name="Standard">-- /////////////////////////////////////// - - PRUEBAS - - /////////////////////////////////////////////////////////////// </text:p>
      <text:p text:style-name="Standard"><text:s/>-- select jugador from estadisticas where temporada = '00/01' and jugador in (select codigo from jugadores where Nombre_equipo = 'Timberwolves') order by Puntos_por_partido desc limit 1;</text:p>
      <text:p text:style-name="Standard">-- /////////////////////////////////////// - - PRUEBAS - - ///////////////////////////////////////////////////////////////</text:p>
      <text:p text:style-name="Standard"/>
      <text:p text:style-name="Standard">drop procedure numeroJugadores;</text:p>
      <text:p text:style-name="Standard">delimiter $$</text:p>
      <text:p text:style-name="Standard"><text:soft-page-break/>create procedure numeroJugadores(in inTeam varchar(20), inTemporada varchar(5), out outNombreJug varchar(30))</text:p>
      <text:p text:style-name="Standard">begin</text:p>
      <text:p text:style-name="Standard">declare codMax int default (select jugador from estadisticas where temporada = </text:p>
      <text:p text:style-name="Standard"><text:tab/>inTemporada and jugador in </text:p>
      <text:p text:style-name="Standard"><text:tab/><text:tab/>(select codigo from jugadores where Nombre_equipo = inTeam) order by Puntos_por_partido desc limit 1);</text:p>
      <text:p text:style-name="Standard"><text:tab/>set outNombreJug = (select NOmbre from jugadores where codigo = codMax);</text:p>
      <text:p text:style-name="Standard"><text:tab/>select Nombre from jugadores where Nombre_equipo = inTeam;</text:p>
      <text:p text:style-name="Standard">end $$</text:p>
      <text:p text:style-name="Standard">delimiter ;</text:p>
      <text:p text:style-name="Standard">-- 14. <text:s/>Ejecutar el procedimiento y mostrar el valor devuelto en el parámetro de salida</text:p>
      <text:p text:style-name="Standard">set @masMedia = "";</text:p>
      <text:p text:style-name="Standard">call numeroJugadores('Timberwolves','00/01',@masMedia);</text:p>
      <text:p text:style-name="Standard">select @masMedi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15S</meta:editing-duration>
    <meta:editing-cycles>4</meta:editing-cycles>
    <meta:generator>OpenOffice/4.1.14$Win32 OpenOffice.org_project/4114m1$Build-9811</meta:generator>
    <dc:date>2024-05-11T20:29:55.13</dc:date>
    <dc:creator>Daniel Ojeda Martel</dc:creator>
    <meta:document-statistic meta:table-count="0" meta:image-count="0" meta:object-count="0" meta:page-count="3" meta:paragraph-count="95" meta:word-count="659" meta:character-count="4637"/>
    <meta:user-defined meta:name="Info 1"/>
    <meta:user-defined meta:name="Info 2"/>
    <meta:user-defined meta:name="Info 3"/>
    <meta:user-defined meta:name="Info 4"/>
  </office:meta>
</office:document-meta>
</file>